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7cm" svg:stroke-color="#000000" draw:marker-start-width="0.305cm" draw:marker-end-width="0.305cm" draw:fill="solid" draw:fill-color="#ccccc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0000" draw:marker-start-width="0.305cm" draw:marker-end-width="0.305cm" draw:fill="solid" draw:fill-color="#000080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5" style:family="graphic" style:parent-style-name="standard">
      <style:graphic-properties svg:stroke-width="0.07cm" svg:stroke-color="#579d1c" draw:marker-start-width="0.305cm" draw:marker-end-width="0.305cm" draw:fill="solid" draw:fill-color="#579d1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6" style:family="graphic" style:parent-style-name="standard">
      <style:graphic-properties svg:stroke-width="0.07cm" svg:stroke-color="#008000" draw:marker-start-width="0.305cm" draw:marker-end-width="0.305cm" draw:fill="solid" draw:fill-color="#579d1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8cm" svg:stroke-color="#000080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579d1c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7cm" svg:stroke-color="#000000" draw:marker-start-width="0.305cm" draw:marker-end-width="0.305cm" draw:fill="solid" draw:fill-color="#cccccc" draw:textarea-horizontal-align="justify" draw:textarea-vertical-align="middle" draw:auto-grow-height="true" fo:min-height="1.423cm" fo:min-width="18.763cm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0000" draw:marker-start-width="0.305cm" draw:marker-end-width="0.305cm" draw:fill="solid" draw:fill-color="#cccccc" draw:textarea-horizontal-align="justify" draw:textarea-vertical-align="middle" draw:auto-grow-height="true" fo:min-height="1.423cm" fo:min-width="15.254cm" fo:padding-top="0.16cm" fo:padding-bottom="0.16cm" fo:padding-left="0.285cm" fo:padding-right="0.285cm"/>
    </style:style>
    <style:style style:name="gr11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36pt" style:font-size-asian="36pt" style:font-size-complex="36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Arial1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rial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5cm" svg:height="15.8cm" svg:x="1.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3cm" svg:height="23.7cm" svg:x="-7.4cm" svg:y="-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076cm" svg:height="18.35cm" svg:x="-4.776cm" svg:y="2.45cm"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.786cm" svg:height="2.186cm" svg:x="-4.149cm" svg:y="2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2cm" svg:height="18.424cm" svg:x="0.9cm" svg:y="2.476cm"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1" draw:id="id1" draw:layer="layout" svg:width="0.487cm" svg:height="1.9cm" svg:x="-3.899cm" svg:y="2.8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" draw:id="id2" draw:layer="layout" svg:width="1.351cm" svg:height="1.9cm" svg:x="2.249cm" svg:y="2.8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-3.412cm" svg:y1="3.807cm" svg:x2="2.249cm" svg:y2="3.807cm" draw:start-shape="id1" draw:start-glue-point="1" draw:end-shape="id2" draw:end-glue-point="3" svg:d="M-3412 3807h5661" svg:viewBox="0 0 5662 1">
            <text:p/>
          </draw:connector>
          <draw:connector draw:style-name="gr8" draw:text-style-name="P1" draw:layer="layout" svg:x1="3.6cm" svg:y1="3.807cm" svg:x2="-2.756cm" svg:y2="6.521cm" draw:start-shape="id2" draw:start-glue-point="1" draw:end-shape="id3" draw:end-glue-point="0" svg:d="M3600 3807h535v1833h-6891v881" svg:viewBox="0 0 6892 2715">
            <text:p/>
          </draw:connector>
          <draw:custom-shape draw:style-name="gr4" draw:text-style-name="P3" xml:id="id3" draw:id="id3" draw:layer="layout" svg:width="2.786cm" svg:height="2.186cm" svg:x="-4.149cm" svg:y="6.5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4" draw:id="id4" draw:layer="layout" svg:width="0.487cm" svg:height="1.9cm" svg:x="-3.299cm" svg:y="6.6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5" draw:id="id5" draw:layer="layout" svg:width="1.351cm" svg:height="1.9cm" svg:x="2.285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3.935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5.586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7.236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8.887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-2.812cm" svg:y1="7.614cm" svg:x2="2.285cm" svg:y2="7.632cm" draw:start-shape="id4" draw:start-glue-point="1" draw:end-shape="id5" draw:end-glue-point="3" svg:d="M-2812 7614l5097 18" svg:viewBox="0 0 5098 19">
            <text:p/>
          </draw:connector>
          <draw:custom-shape draw:style-name="gr6" draw:text-style-name="P3" xml:id="id6" draw:id="id6" draw:layer="layout" svg:width="1.351cm" svg:height="1.9cm" svg:x="10.466cm" svg:y="6.6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817cm" svg:y1="7.632cm" svg:x2="-2.756cm" svg:y2="10.387cm" draw:start-shape="id6" draw:start-glue-point="1" draw:end-shape="id7" draw:end-glue-point="0" svg:d="M11817 7632h535v1853h-15108v902" svg:viewBox="0 0 15109 2756">
            <text:p/>
          </draw:connector>
          <draw:custom-shape draw:style-name="gr4" draw:text-style-name="P3" xml:id="id7" draw:id="id7" draw:layer="layout" svg:width="2.786cm" svg:height="2.186cm" svg:x="-4.149cm" svg:y="10.3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8" draw:id="id8" draw:layer="layout" svg:width="0.487cm" svg:height="1.9cm" svg:x="-2.699cm" svg:y="10.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9" draw:id="id9" draw:layer="layout" svg:width="1.351cm" svg:height="1.9cm" svg:x="2.321cm" svg:y="10.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3.971cm" svg:y="10.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10" draw:id="id10" draw:layer="layout" svg:width="1.351cm" svg:height="1.9cm" svg:x="5.622cm" svg:y="10.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-2.212cm" svg:y1="11.48cm" svg:x2="2.321cm" svg:y2="11.48cm" draw:start-shape="id8" draw:start-glue-point="1" draw:end-shape="id9" draw:end-glue-point="3" svg:d="M-2212 11480h4533" svg:viewBox="0 0 4534 1">
            <text:p/>
          </draw:connector>
          <draw:connector draw:style-name="gr8" draw:text-style-name="P1" draw:layer="layout" svg:x1="6.973cm" svg:y1="11.48cm" svg:x2="-2.756cm" svg:y2="14.21cm" draw:start-shape="id10" draw:start-glue-point="1" draw:end-shape="id11" draw:end-glue-point="0" svg:d="M6973 11480h535v1841h-10264v889" svg:viewBox="0 0 10265 2731">
            <text:p/>
          </draw:connector>
          <draw:custom-shape draw:style-name="gr4" draw:text-style-name="P3" xml:id="id11" draw:id="id11" draw:layer="layout" svg:width="2.786cm" svg:height="2.186cm" svg:x="-4.149cm" svg:y="14.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12" draw:id="id12" draw:layer="layout" svg:width="0.487cm" svg:height="1.9cm" svg:x="-2.099cm" svg:y="14.3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13" draw:id="id13" draw:layer="layout" svg:width="1.351cm" svg:height="1.9cm" svg:x="2.359cm" svg:y="14.3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-1.612cm" svg:y1="15.303cm" svg:x2="2.359cm" svg:y2="15.303cm" draw:start-shape="id12" draw:start-glue-point="1" draw:end-shape="id13" draw:end-glue-point="3" svg:d="M-1612 15303h3971" svg:viewBox="0 0 3972 1">
            <text:p/>
          </draw:connector>
          <draw:connector draw:style-name="gr8" draw:text-style-name="P1" draw:layer="layout" svg:x1="3.71cm" svg:y1="15.303cm" svg:x2="-2.756cm" svg:y2="18.146cm" draw:start-shape="id13" draw:start-glue-point="1" draw:end-shape="id14" draw:end-glue-point="0" svg:d="M3710 15303h535v1897h-7001v946" svg:viewBox="0 0 7002 2844">
            <text:p/>
          </draw:connector>
          <draw:custom-shape draw:style-name="gr4" draw:text-style-name="P3" xml:id="id14" draw:id="id14" draw:layer="layout" svg:width="2.786cm" svg:height="2.186cm" svg:x="-4.149cm" svg:y="18.1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4.076cm" svg:height="14.418cm" svg:x="16.86cm" svg:y="2.482cm"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.786cm" svg:height="2.186cm" svg:x="17.487cm" svg:y="2.7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2cm" svg:height="14.42cm" svg:x="22.536cm" svg:y="2.482cm"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15" draw:id="id15" draw:layer="layout" svg:width="0.487cm" svg:height="1.9cm" svg:x="17.737cm" svg:y="2.8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16" draw:id="id16" draw:layer="layout" svg:width="1.351cm" svg:height="1.9cm" svg:x="23.885cm" svg:y="2.8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18.224cm" svg:y1="3.839cm" svg:x2="23.885cm" svg:y2="3.839cm" draw:start-shape="id15" draw:start-glue-point="1" draw:end-shape="id16" draw:end-glue-point="3" svg:d="M18224 3839h5661" svg:viewBox="0 0 5662 1">
            <text:p/>
          </draw:connector>
          <draw:connector draw:style-name="gr8" draw:text-style-name="P1" draw:layer="layout" svg:x1="25.236cm" svg:y1="3.839cm" svg:x2="24.596cm" svg:y2="6.714cm" draw:start-shape="id16" draw:start-glue-point="1" draw:end-shape="id17" draw:end-glue-point="0" svg:d="M25236 3839h535v1913h-1175v962" svg:viewBox="0 0 1176 2876">
            <text:p/>
          </draw:connector>
          <draw:custom-shape draw:style-name="gr6" draw:text-style-name="P3" xml:id="id17" draw:id="id17" draw:layer="layout" svg:width="1.351cm" svg:height="1.9cm" svg:x="23.921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0" draw:id="id20" draw:layer="layout" svg:width="1.351cm" svg:height="1.9cm" svg:x="25.571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27.222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1.351cm" svg:height="1.9cm" svg:x="28.872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3" draw:id="id23" draw:layer="layout" svg:width="1.351cm" svg:height="1.9cm" svg:x="30.516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5" draw:id="id25" draw:layer="layout" svg:width="1.351cm" svg:height="1.9cm" svg:x="32.081cm" svg:y="6.7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2" draw:id="id22" draw:layer="layout" svg:width="1.351cm" svg:height="1.9cm" svg:x="23.957cm" svg:y="10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1" draw:id="id21" draw:layer="layout" svg:width="1.351cm" svg:height="1.9cm" svg:x="27.307cm" svg:y="10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33.432cm" svg:y1="11.2cm" svg:x2="18.88cm" svg:y2="14.178cm" draw:start-shape="id18" draw:start-glue-point="1" draw:end-shape="id19" draw:end-glue-point="0" svg:d="M33432 11200h535v1965h-15087v1013" svg:viewBox="0 0 15088 2979">
            <text:p/>
          </draw:connector>
          <draw:custom-shape draw:style-name="gr4" draw:text-style-name="P3" xml:id="id19" draw:id="id19" draw:layer="layout" svg:width="2.786cm" svg:height="2.186cm" svg:x="17.487cm" svg:y="14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19.515cm" svg:height="1.925cm" svg:x="-6.133cm" svg:y="-1.346cm">
            <text:p text:style-name="P2"><text:span text:style-name="T1">GPU como um coprocessador</text:span></text:p>
            <draw:enhanced-geometry svg:viewBox="0 0 21600 21600" draw:path-stretchpoint-x="10800" draw:path-stretchpoint-y="10800" draw:text-areas="?f3 ?f4 ?f5 ?f6" draw:type="round-rectangle" draw:modifiers="3498.305084745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2" draw:layer="layout" svg:width="16.006cm" svg:height="1.925cm" svg:x="17.494cm" svg:y="-1.31cm">
            <text:p text:style-name="P2"><text:span text:style-name="T1">GPU com autonomia</text:span></text:p>
            <draw:enhanced-geometry svg:viewBox="0 0 21600 21600" draw:path-stretchpoint-x="10800" draw:path-stretchpoint-y="10800" draw:text-areas="?f3 ?f4 ?f5 ?f6" draw:type="round-rectangle" draw:modifiers="3498.305084745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1cm" svg:height="21.6cm" svg:x="14.55cm" svg:y="-0.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24" draw:id="id24" draw:layer="layout" svg:width="1.351cm" svg:height="1.9cm" svg:x="30.516cm" svg:y="10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18" draw:id="id18" draw:layer="layout" svg:width="1.351cm" svg:height="1.9cm" svg:x="32.081cm" svg:y="10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draw:type="lines" svg:x1="26.246cm" svg:y1="8.614cm" svg:x2="27.982cm" svg:y2="10.25cm" draw:start-shape="id20" draw:start-glue-point="2" draw:end-shape="id21" draw:end-glue-point="0" svg:d="M26246 8614v536l1736 564v536" svg:viewBox="0 0 1737 1637">
            <text:p/>
          </draw:connector>
          <draw:connector draw:style-name="gr8" draw:text-style-name="P1" draw:layer="layout" draw:type="lines" svg:x1="26.246cm" svg:y1="8.614cm" svg:x2="24.632cm" svg:y2="10.25cm" draw:start-shape="id20" draw:start-glue-point="2" draw:end-shape="id22" draw:end-glue-point="0" svg:d="M26246 8614v536l-1614 564v536" svg:viewBox="0 0 1615 1637">
            <text:p/>
          </draw:connector>
          <draw:connector draw:style-name="gr8" draw:text-style-name="P1" draw:layer="layout" draw:type="lines" svg:x1="31.191cm" svg:y1="8.614cm" svg:x2="31.191cm" svg:y2="10.25cm" draw:start-shape="id23" draw:start-glue-point="2" draw:end-shape="id24" draw:end-glue-point="0" svg:d="M31191 8614v536 564 536" svg:viewBox="0 0 1 1637">
            <text:p/>
          </draw:connector>
          <draw:connector draw:style-name="gr8" draw:text-style-name="P1" draw:layer="layout" draw:type="lines" svg:x1="32.756cm" svg:y1="8.614cm" svg:x2="32.756cm" svg:y2="10.25cm" draw:start-shape="id25" draw:start-glue-point="2" draw:end-shape="id18" draw:end-glue-point="0" svg:d="M32756 8614v536 564 536" svg:viewBox="0 0 1 1637">
            <text:p/>
          </draw:connector>
          <draw:frame draw:style-name="gr12" draw:text-style-name="P4" draw:layer="layout" svg:width="3.186cm" svg:height="1.673cm" svg:x="-4.331cm" svg:y="0.7cm">
            <draw:text-box>
              <text:p text:style-name="P4">CPU</text:p>
            </draw:text-box>
          </draw:frame>
          <draw:frame draw:style-name="gr12" draw:text-style-name="P4" draw:layer="layout" svg:width="3.254cm" svg:height="1.673cm" svg:x="5.307cm" svg:y="0.701cm">
            <draw:text-box>
              <text:p text:style-name="P4">GPU</text:p>
            </draw:text-box>
          </draw:frame>
          <draw:frame draw:style-name="gr12" draw:text-style-name="P4" draw:layer="layout" svg:width="3.186cm" svg:height="1.673cm" svg:x="17.269cm" svg:y="0.7cm">
            <draw:text-box>
              <text:p text:style-name="P4">CPU</text:p>
            </draw:text-box>
          </draw:frame>
          <draw:frame draw:style-name="gr12" draw:text-style-name="P4" draw:layer="layout" svg:width="3.254cm" svg:height="1.673cm" svg:x="26.909cm" svg:y="0.701cm">
            <draw:text-box>
              <text:p text:style-name="P4">GPU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12-13T13:04:07.123469374</meta:creation-date>
    <dc:date>2014-04-18T01:12:35.031665957</dc:date>
    <dc:creator>rogerio </dc:creator>
    <meta:editing-duration>PT3H36M34S</meta:editing-duration>
    <meta:editing-cycles>11</meta:editing-cycles>
    <meta:generator>LibreOffice/4.2.2.1$Linux_X86_64 LibreOffice_project/3be8cda0bddd8e430d8cda1ebfd581265cca5a0f</meta:generator>
    <meta:document-statistic meta:object-count="63"/>
  </office:meta>
</office:document-meta>
</file>